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47d23" officeooo:paragraph-rsid="00147d23" style:font-size-asian="20pt" style:font-size-complex="20pt"/>
    </style:style>
    <style:style style:name="P2" style:family="paragraph" style:parent-style-name="Standard">
      <style:text-properties fo:font-size="12pt" officeooo:rsid="00147d23" officeooo:paragraph-rsid="00147d23" style:font-size-asian="10.5pt" style:font-size-complex="12pt"/>
    </style:style>
    <style:style style:name="P3" style:family="paragraph" style:parent-style-name="Standard">
      <style:text-properties fo:font-size="12pt" officeooo:rsid="00163e50" officeooo:paragraph-rsid="00163e50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tion on Project Personnel and their Affiliations</text:p>
      <text:p text:style-name="P2">Müller, Andreas (New York University)</text:p>
      <text:p text:style-name="P3">Conflicts of interest:</text:p>
      <text:p text:style-name="P3">Abraham, Alexandre (Telecom ParisTech)</text:p>
      <text:p text:style-name="P3">Behnke, Sven (Univserity of Bonn)</text:p>
      <text:p text:style-name="P3">Blondel, Mathieu (NTT Communication Science Laboratories)</text:p>
      <text:p text:style-name="P3">Buitinck, Lars (Netherlands eScience Center)</text:p>
      <text:p text:style-name="P3">Cranmers, Kyle (NYU)</text:p>
      <text:p text:style-name="P3">De Torrente, Laurence (New York Genome Center)</text:p>
      <text:p text:style-name="P3">Eckner, Sinziana (JPMorgan Chase)</text:p>
      <text:p text:style-name="P3">Eickenberg, Michael (INRIA)</text:p>
      <text:p text:style-name="P3">Gervais, Philippe (INRIA)</text:p>
      <text:p text:style-name="P3">Grisel, Olivier (INRIA)</text:p>
      <text:p text:style-name="P3">Grobler, Jaques (Energy Partners)</text:p>
      <text:p text:style-name="P3">Guido, Sarah (Bitly)</text:p>
      <text:p text:style-name="P3">Herbrich, Ralf (Amazon Germany)</text:p>
      <text:p text:style-name="P3">Hogg, David (NYU)</text:p>
      <text:p text:style-name="P3">Holt, Brian (Samsung Research UK)</text:p>
      <text:p text:style-name="P3">Hutter, Frank (Univeristy of Freiburg)</text:p>
      <text:p text:style-name="P3">Joly, Arnaud (University of Liège)</text:p>
      <text:p text:style-name="P3">Kossaifi, Jean (Imperial College London)</text:p>
      <text:p text:style-name="P3">Lampert, Christoph (IST Austria)</text:p>
      <text:p text:style-name="P3">Layton, Robert (dataPipeline)</text:p>
      <text:p text:style-name="P3">Louppe, Gilles (NYU)</text:p>
      <text:p text:style-name="P3">Niculae, Vlad (Cornell University)</text:p>
      <text:p text:style-name="P3">Nowozin, Sebastian (Microsoft Research Cambridge)</text:p>
      <text:p text:style-name="P3">Pedregosa, Fabian (Université Paris-Dauphine)</text:p>
      <text:p text:style-name="P3">Prettenhofer, Peter (Datarobot)</text:p>
      <text:p text:style-name="P3">Rother, Carsten <text:s/>(TU Dresden)</text:p>
      <text:p text:style-name="P3">Scherer, Dominic (unknown)</text:p>
      <text:p text:style-name="P3">Schulz, Hannes <text:s/>(Maluuba)</text:p>
      <text:p text:style-name="P3">Shaikh, Reshama (unknown)</text:p>
      <text:p text:style-name="P3">Sontag, David (NYU)</text:p>
      <text:p text:style-name="P3">Thirion, Bertrand (INRIA)</text:p>
      <text:p text:style-name="P3">Vanderplas, Jake (University of Washington)</text:p>
      <text:p text:style-name="P3">Vanschoren, Joaquin (Technical University of Eindhoven)</text:p>
      <text:p text:style-name="P3">Varoquaux, Gaël (INRIA)</text:p>
      <text:p text:style-name="P3">Vukicevic, Iva (Macy'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8:32:04.729526030</meta:creation-date>
    <dc:date>2016-04-20T18:49:32.196668706</dc:date>
    <meta:editing-duration>PT17M26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38" meta:word-count="154" meta:character-count="1239" meta:non-whitespace-character-count="1121"/>
  </office:meta>
</office:document-meta>
</file>